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loext:graphic-properties draw:fill="solid" draw:fill-color="#d9d9d9"/>
      <style:paragraph-properties fo:line-height="115%" fo:background-color="#d9d9d9"/>
    </style:style>
    <style:style style:name="P3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15%" fo:padding-left="0.0555in" fo:padding-right="0.0555in" fo:padding-top="0.0138in" fo:padding-bottom="0.0138in" fo:border="0.51pt solid #000000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3.5in" fo:margin-right="0in" fo:line-height="115%" fo:text-indent="0.5in" style:auto-text-indent="false"/>
    </style:style>
    <style:style style:name="P8" style:family="paragraph" style:parent-style-name="Standard" style:master-page-name="Standard">
      <style:paragraph-properties fo:line-height="115%" fo:text-align="center" style:justify-single-word="false" style:page-number="1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6pt" fo:font-style="italic" fo:font-weight="bold" style:font-name-asian="Times New Roman1" style:font-size-asian="16pt" style:font-style-asian="italic" style:font-weight-asian="bold" style:font-name-complex="Times New Roman1" style:font-size-complex="16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gr1" style:family="graphic">
      <style:graphic-properties draw:stroke="solid" svg:stroke-width="0.0417in" svg:stroke-color="#000000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.NIRMALA</text:span></text:p>
      <text:p text:style-name="P1"><text:span text:style-name="T2">Mob : 6380471713</text:span></text:p>
      <text:p text:style-name="P1"><text:span text:style-name="T2">Email : nirmala13june2003@gmail.com</text:span></text:p>
      <text:p text:style-name="P3"><draw:custom-shape text:anchor-type="paragraph" draw:z-index="0" draw:name="Image1" draw:style-name="gr1" draw:text-style-name="P9" svg:width="0.0012in" svg:height="0.0421in" svg:x="-0.361in" svg:y="0.139in"><text:p/><draw:enhanced-geometry draw:mirror-horizontal="false" draw:mirror-vertical="false" svg:viewBox="0 0 21600 21600" draw:type="mso-spt32" draw:enhanced-path="M 0 0 L 21600 21600 N"/></draw:custom-shape></text:p>
      <text:p text:style-name="P2"><text:span text:style-name="T3">ACADEMIC </text:span></text:p>
      <text:p text:style-name="P4"><text:span text:style-name="T4">Under Graduate Course </text:span></text:p>
      <text:list xml:id="list819515893" text:style-name="WWNum1">
        <text:list-item>
          <text:p text:style-name="P5"><text:bookmark text:name="_heading=h.gjdgxs"/><text:span text:style-name="T6">Department <text:tab/><text:tab/>:<text:tab/>B.Sc., Computer Science </text:span></text:p>
        </text:list-item>
        <text:list-item>
          <text:p text:style-name="P5"><text:span text:style-name="T6">Institution <text:tab/><text:tab/>:<text:tab/>Subha Sakthi College, Sathyamangalam </text:span></text:p>
        </text:list-item>
        <text:list-item>
          <text:p text:style-name="P5"><text:span text:style-name="T6">Year of Passing <text:tab/>:<text:tab/>Final Year (3</text:span><text:span text:style-name="T7">rd</text:span><text:span text:style-name="T6"> Year) </text:span></text:p>
        </text:list-item>
        <text:list-item>
          <text:p text:style-name="P5"><text:span text:style-name="T6">% of Marks <text:tab/><text:tab/>:<text:tab/></text:span><text:span text:style-name="T2">87</text:span><text:span text:style-name="T6">% (Upto 5</text:span><text:span text:style-name="T7">th</text:span><text:span text:style-name="T6"> Sem) </text:span></text:p>
        </text:list-item>
      </text:list>
      <text:p text:style-name="P3"/>
      <text:p text:style-name="P4"><text:span text:style-name="T4">Higher Secondary </text:span></text:p>
      <text:list xml:id="list60538619416255" text:continue-numbering="true" text:style-name="WWNum1">
        <text:list-item>
          <text:p text:style-name="P5"><text:span text:style-name="T6">Department <text:tab/><text:tab/>:<text:tab/>Biology, Maths </text:span></text:p>
        </text:list-item>
        <text:list-item>
          <text:p text:style-name="P5"><text:span text:style-name="T6">School <text:tab/><text:tab/>:<text:tab/>Govt. <text:s/>Hr. Sec. School, </text:span><text:span text:style-name="T2">Thogaimalai</text:span><text:span text:style-name="T6"> </text:span></text:p>
        </text:list-item>
        <text:list-item>
          <text:p text:style-name="P5"><text:span text:style-name="T6">Year of Passing <text:tab/>:<text:tab/>2021 </text:span></text:p>
        </text:list-item>
        <text:list-item>
          <text:p text:style-name="P5"><text:span text:style-name="T6">% of Marks <text:tab/><text:tab/>:<text:tab/></text:span><text:span text:style-name="T2">74</text:span><text:span text:style-name="T6">% </text:span></text:p>
        </text:list-item>
      </text:list>
      <text:p text:style-name="P3"/>
      <text:p text:style-name="P2"><text:span text:style-name="T3">COMPUTER PROFICIENCY </text:span></text:p>
      <text:list xml:id="list60538813458423" text:continue-numbering="true" text:style-name="WWNum1">
        <text:list-item>
          <text:p text:style-name="P5"><text:span text:style-name="T6">Basic Computer </text:span></text:p>
        </text:list-item>
        <text:list-item>
          <text:p text:style-name="P5"><text:span text:style-name="T6">MS Office (Word, Excel, Powerpoint) </text:span></text:p>
        </text:list-item>
        <text:list-item>
          <text:p text:style-name="P5"><text:span text:style-name="T6">Java </text:span></text:p>
        </text:list-item>
      </text:list>
      <text:p text:style-name="P2"><text:span text:style-name="T2"><text:line-break/></text:span><text:span text:style-name="T3">TECHNICAL PROFICIENCY </text:span></text:p>
      <text:list xml:id="list60537210956270" text:continue-numbering="true" text:style-name="WWNum1">
        <text:list-item>
          <text:p text:style-name="P5"><text:span text:style-name="T6">English Lower Grade </text:span></text:p>
        </text:list-item>
      </text:list>
      <text:p text:style-name="P3"/>
      <text:p text:style-name="P2"><text:span text:style-name="T3">PERSONAL PROFILE </text:span></text:p>
      <text:list xml:id="list60538118940094" text:continue-numbering="true" text:style-name="WWNum1">
        <text:list-item>
          <text:p text:style-name="P5"><text:soft-page-break/><text:span text:style-name="T6">Father’s Name <text:tab/><text:tab/>:<text:tab/>Mr. </text:span><text:span text:style-name="T2">V.Arumugam</text:span></text:p>
        </text:list-item>
        <text:list-item>
          <text:p text:style-name="P5"><text:span text:style-name="T6">Date of Birth <text:tab/><text:tab/>:<text:tab/></text:span><text:span text:style-name="T2">13</text:span><text:span text:style-name="T6">.</text:span><text:span text:style-name="T2">06</text:span><text:span text:style-name="T6">.2003</text:span></text:p>
        </text:list-item>
        <text:list-item>
          <text:p text:style-name="P5"><text:span text:style-name="T6">Nationality <text:tab/><text:tab/><text:tab/>:<text:tab/>Indian </text:span></text:p>
        </text:list-item>
        <text:list-item>
          <text:p text:style-name="P5"><text:span text:style-name="T6">Religion <text:tab/><text:tab/><text:tab/>:<text:tab/>Hindu </text:span></text:p>
        </text:list-item>
        <text:list-item>
          <text:p text:style-name="P5"><text:span text:style-name="T6">Languages Known <text:tab/>:<text:tab/>Tamil &amp; English </text:span></text:p>
        </text:list-item>
        <text:list-item>
          <text:p text:style-name="P5"><text:span text:style-name="T6">Marital Status <text:tab/><text:tab/>:<text:tab/>Single </text:span></text:p>
        </text:list-item>
      </text:list>
      <text:p text:style-name="P6"/>
      <text:p text:style-name="P2"><text:span text:style-name="T3">DECLARATION </text:span></text:p>
      <text:p text:style-name="P1"><text:span text:style-name="T2"><text:tab/>I hereby declare that the above informations are true to the best of my knowledge and belief. </text:span></text:p>
      <text:p text:style-name="P3"/>
      <text:p text:style-name="P1"><text:span text:style-name="T2">Place : Trichy <text:tab/><text:tab/><text:tab/><text:tab/><text:tab/><text:tab/>Signature of the Applicant, </text:span></text:p>
      <text:p text:style-name="P1"><text:span text:style-name="T2">Date <text:s/>: </text:span></text:p>
      <text:p text:style-name="P7"><text:span text:style-name="T5"><text:s text:c="5"/>(A.NIRMALA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25in" fo:margin-left="1in" fo:margin-right="0.8in" style:writing-mode="lr-tb" style:layout-grid-color="#c0c0c0" style:layout-grid-lines="274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16:09:00</meta:creation-date>
    <meta:initial-creator>Vedasya</meta:initial-creator>
    <meta:document-statistic meta:table-count="0" meta:image-count="0" meta:object-count="0" meta:page-count="2" meta:paragraph-count="32" meta:word-count="150" meta:character-count="896" meta:non-whitespace-character-count="727"/>
    <meta:generator>LibreOfficeDev/6.0.5.2$Linux_X86_64 LibreOffice_project/</meta:generator>
  </office:meta>
</office:document-meta>
</file>